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em" svg:font-family="rem, 'Google Sans Text', 'Google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paragraph-properties fo:line-height="150%"/>
      <style:text-properties fo:font-variant="normal" fo:text-transform="none" style:font-name="Arial" fo:font-size="14pt" fo:letter-spacing="normal" fo:font-style="normal" fo:font-weight="normal" officeooo:rsid="00166e8c" officeooo:paragraph-rsid="00166e8c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style:font-name="Arial" fo:font-size="14pt" fo:letter-spacing="normal" fo:font-style="normal" fo:font-weight="bold" style:font-size-asian="14pt" style:font-size-complex="14pt"/>
    </style:style>
    <style:style style:name="P4" style:family="paragraph" style:parent-style-name="Standard">
      <style:paragraph-properties fo:line-height="150%"/>
      <style:text-properties fo:font-variant="normal" fo:text-transform="none" style:font-name="Arial" fo:font-size="14pt" fo:letter-spacing="normal" style:font-size-asian="14pt" style:font-size-complex="14pt"/>
    </style:style>
    <style:style style:name="P5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style:font-name="rem" fo:font-size="8.39999961853027pt" fo:font-style="normal" fo:font-weight="normal"/>
    </style:style>
    <style:style style:name="T3" style:family="text">
      <style:text-properties style:font-name="rem" fo:font-size="8.39999961853027pt" fo:font-style="normal" fo:font-weight="bold"/>
    </style:style>
    <style:style style:name="T4" style:family="text">
      <style:text-properties fo:font-size="8.39999961853027pt" fo:font-style="normal" fo:font-weight="bold"/>
    </style:style>
    <style:style style:name="T5" style:family="text">
      <style:text-properties fo:font-size="8.39999961853027pt" fo:font-style="normal" fo:font-weight="normal"/>
    </style:style>
    <style:style style:name="T6" style:family="text">
      <style:text-properties fo:font-style="normal" fo:font-weight="bold"/>
    </style:style>
    <style:style style:name="T7" style:family="text">
      <style:text-properties fo:font-style="normal" fo:font-weight="normal"/>
    </style:style>
    <style:style style:name="T8" style:family="text">
      <style:text-properties officeooo:rsid="00166e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8">Day-2 Task</text:span></text:p>
      <text:p text:style-name="P1"/>
      <text:p text:style-name="P2">1. https://www.youtube.com/watch?v=7dFtYKnnrLE</text:p>
      <text:p text:style-name="P1"/>
      <text:p text:style-name="P1">The core actions that distinguish productive and professional meeting behavior from unproductive conduct center on <text:span text:style-name="T1">preparation, time management, active engagement, and focus</text:span>.</text:p>
      <text:p text:style-name="P3">Key Distinctions Between Professional and Unproductive Conduct</text:p>
      <text:p text:style-name="P3">1. Preparation and Structure</text:p>
      <text:p text:style-name="P4">• <text:span text:style-name="T6">Productive/Professional:</text:span><text:span text:style-name="T7"> Successful meetings begin with preparation. If leading, you send an agenda in advance; if attending, you review any necessary materials beforehand to contribute effectively and engage in meaningful discussions.</text:span></text:p>
      <text:p text:style-name="P4">• <text:span text:style-name="T6">Unproductive:</text:span><text:span text:style-name="T7"> People are unprepared or lack materials, which hinders effective contributions.</text:span></text:p>
      <text:p text:style-name="P3">2. Time Management and Punctuality</text:p>
      <text:p text:style-name="P4">• <text:span text:style-name="T6">Productive/Professional:</text:span><text:span text:style-name="T7"> </text:span><text:span text:style-name="T6">Time management is essential</text:span><text:span text:style-name="T7">. Participants arrive on time, or log in a few minutes early for virtual meetings to check their setup and ensure they are ready.</text:span></text:p>
      <text:p text:style-name="P4">• <text:span text:style-name="T6">Unproductive:</text:span><text:span text:style-name="T7"> Arriving late, which is viewed as disrespectful to others and disrupts the flow of the meeting.</text:span></text:p>
      <text:p text:style-name="P3">3. Participation and Active Listening</text:p>
      <text:p text:style-name="P4">• <text:span text:style-name="T6">Productive/Professional:</text:span><text:span text:style-name="T7"> </text:span><text:span text:style-name="T6">Active listening</text:span><text:span text:style-name="T7"> is just as important as speaking. Participants wait for a natural pause before adding input and avoid interrupting others. In virtual settings, professionals use features like the chat or "raise hand" button to contribute respectfully and keep the conversation organized.</text:span></text:p>
      <text:p text:style-name="P4">• <text:span text:style-name="T6">Unproductive:</text:span><text:span text:style-name="T7"> Speaking over others or interrupting the conversation</text:span></text:p>
      <text:p text:style-name="P4"><text:span text:style-name="T7"/></text:p>
      <text:p text:style-name="P1"><text:span text:style-name="T7"/></text:p>
      <text:p text:style-name="P1"><text:soft-page-break/><text:span text:style-name="T7"/></text:p>
      <text:p text:style-name="P2">2. https://www.youtube.com/watch?v=cST_Q5VpLRw</text:p>
      <text:p text:style-name="P1"><text:span text:style-name="T7"/></text:p>
      <text:p text:style-name="P1">The process for writing effective meeting minutes involves four basic steps: <text:span text:style-name="T1">preparing in advance</text:span> for the meeting, <text:span text:style-name="T1">actually writing the notes</text:span>, <text:span text:style-name="T1">rewriting the notes</text:span> to ensure readability, and finally, <text:span text:style-name="T1">storing or sharing</text:span> them.</text:p>
      <text:p text:style-name="P3">Preparation Steps</text:p>
      <text:p text:style-name="P1">Preparation, even if only for a few minutes, helps ensure the process runs smoothly and looks professional.</text:p>
      <text:p text:style-name="P1">1. <text:span text:style-name="T1">Write the Agenda:</text:span> Most professional meetings have an agenda, and you should structure the meeting notes based on it. Putting the agenda into the notes beforehand provides the necessary structure.</text:p>
      <text:p text:style-name="P1">2. <text:span text:style-name="T1">Prepare a Template:</text:span> Prepare some kind of template or framework for how the meeting notes should appear. If your company does not have a template, a simple example is easy to create.</text:p>
      <text:p text:style-name="P1">3. <text:span text:style-name="T1">Include Essential Information:</text:span> Ensure the template has a place for the <text:span text:style-name="T1">title, date, and time</text:span> of the meeting. For formal meetings, a <text:span text:style-name="T1">list of participants</text:span> should also be included. If there was a PowerPoint presentation, adding a link to it can make it simple to find later.</text:p>
      <text:p text:style-name="P1"/>
      <text:p text:style-name="P2">3. https://www.youtube.com/watch?v=GAJV5hyrCD4</text:p>
      <text:p text:style-name="P2"/>
      <text:p text:style-name="P2">The essential structural components for designing an effective client meeting agenda are based on a seven-step framework intended to help drive client conversations in the right direction.</text:p>
      <text:p text:style-name="P1">The seven key components of the meeting agenda structure are:</text:p>
      <text:p text:style-name="P1">1. <text:span text:style-name="T1">Key Outcomes (Step 1):</text:span> You must state the <text:span text:style-name="T1">purpose of the meeting</text:span> and the <text:span text:style-name="T1">expected result</text:span>. Meetings typically fall into three types: information meetings (for exchanging information), align meetings (for making decisions <text:soft-page-break/>or agreeing plans), or resolution meetings (for solving problems or dealing with conflict).</text:p>
      <text:p text:style-name="P1">2. <text:span text:style-name="T1">Prework (Step 2):</text:span> This component describes any <text:span text:style-name="T1">work that must be completed in advance</text:span> so that everybody arrives prepared. Completing prework helps ensure the meeting is much more efficient and effective.</text:p>
      <text:p text:style-name="P1">3. <text:span text:style-name="T1">Participants (Step 3):</text:span> This requires listing everybody you need to invite to help achieve the meeting outcome. It is crucial to be selective, only including people who have a stake in the issues, possess the most information/knowledge, have decision-making authority, or have responsibility for implementing the outcomes.</text:p>
      <text:p text:style-name="P2"/>
      <text:p text:style-name="P4"><text:span text:style-name="T7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em" svg:font-family="rem, 'Google Sans Text', 'Google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7T07:42:07.541000000</meta:creation-date>
    <dc:date>2025-12-17T07:47:12.557000000</dc:date>
    <meta:editing-duration>PT5M6S</meta:editing-duration>
    <meta:editing-cycles>1</meta:editing-cycles>
    <meta:document-statistic meta:table-count="0" meta:image-count="0" meta:object-count="0" meta:page-count="3" meta:paragraph-count="26" meta:word-count="521" meta:character-count="3596" meta:non-whitespace-character-count="3095"/>
    <meta:generator>Neat_Office/6.2.8.2$Windows_x86 LibreOffice_project/</meta:generator>
  </office:meta>
</office:document-meta>
</file>